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1">
      <style:text-properties fo:font-weight="normal" style:font-weight-asian="normal" style:font-weight-complex="normal"/>
    </style:style>
    <style:style style:name="P3" style:family="paragraph" style:parent-style-name="Standard" style:list-style-name="L12">
      <style:text-properties fo:font-weight="normal" style:font-weight-asian="normal" style:font-weight-complex="normal"/>
    </style:style>
    <style:style style:name="P4" style:family="paragraph" style:parent-style-name="Standard" style:list-style-name="L13">
      <style:text-properties fo:font-weight="normal" style:font-weight-asian="normal" style:font-weight-complex="normal"/>
    </style:style>
    <style:style style:name="P5" style:family="paragraph" style:parent-style-name="Standard" style:list-style-name="L15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nadian Law for Engineers</text:p>
      <text:p text:style-name="P1"/>
      <text:p text:style-name="P1">Canadian law is based on the english common-law system, except for Quebec which huses civil law. The sources of law are:</text:p>
      <text:list xml:id="list598776083" text:style-name="L11">
        <text:list-item>
          <text:p text:style-name="P2">Common-law: judge-made law based on equity (fairness)</text:p>
        </text:list-item>
        <text:list-item>
          <text:p text:style-name="P2">legislation: statues enacted by the legislature</text:p>
        </text:list-item>
      </text:list>
      <text:p text:style-name="P1"/>
      <text:p text:style-name="P1">Terminology:</text:p>
      <text:list xml:id="list1973192189" text:style-name="L12">
        <text:list-item>
          <text:p text:style-name="P3">litigation: lawsuit</text:p>
        </text:list-item>
        <text:list-item>
          <text:p text:style-name="P3">plaintiff: the party making the claim</text:p>
        </text:list-item>
        <text:list-item>
          <text:p text:style-name="P3">defendant: the party against whom the claim is made</text:p>
        </text:list-item>
        <text:list-item>
          <text:p text:style-name="P3">precendent: legal principles from previous similar cases are applied</text:p>
        </text:list-item>
        <text:list-item>
          <text:p text:style-name="P3">tort: a civil (as opposed to criminal) injury or loss resulting from neglignec,e, regardless of whether there was a contract</text:p>
        </text:list-item>
      </text:list>
      <text:p text:style-name="P1"/>
      <text:p text:style-name="P1">Tort:</text:p>
      <text:list xml:id="list1911364775" text:style-name="L13">
        <text:list-item>
          <text:p text:style-name="P4">purpose to componsenate victims, not ot punish wrongdoers</text:p>
        </text:list-item>
        <text:list-item>
          <text:p text:style-name="P4">a successful tort action must satisfy 3 criteria:</text:p>
          <text:p text:style-name="P4">1 ) the defendant owed the plaintiff a duty of care</text:p>
          <text:p text:style-name="P4">2) the defendant breached that duty by his own conduct; and</text:p>
          <text:p text:style-name="P4">3) the defendant's conduct caused injury to the plaintiff</text:p>
        </text:list-item>
        <text:list-item>
          <text:p text:style-name="P4">duty of care means the conduct expected of a reasonable person in those circumstances</text:p>
        </text:list-item>
      </text:list>
      <text:p text:style-name="P1"/>
      <text:p text:style-name="P1">Ultimiate Limitation Period - liability is limited to to 15 years from the event</text:p>
      <text:p text:style-name="P1"/>
      <text:p text:style-name="P1">Contract Law:</text:p>
      <text:list xml:id="list1116437309" text:style-name="L15">
        <text:list-item>
          <text:p text:style-name="P5">an agreement enforcable by law</text:p>
        </text:list-item>
        <text:list-item>
          <text:p text:style-name="P5">must satisfy 5 criteria:</text:p>
          <text:p text:style-name="P5">1) an offer must be made and accepted</text:p>
          <text:p text:style-name="P5">2) there must be mutual intent to enter into the contract</text:p>
          <text:p text:style-name="P5">3) consideration – something of value mus be exchanged</text:p>
          <text:p text:style-name="P5">4) capacity to contract – not a minor; not drunk</text:p>
          <text:p text:style-name="P5">5) lawful purpose</text:p>
        </text:list-item>
      </text:list>
      <text:p text:style-name="P1"/>
      <text:p text:style-name="P1">Breach of Contract - failure to meet the obligations of the cont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0-12T12:22:49</dc:date>
    <dc:creator>Sandy Maguire</dc:creator>
    <meta:editing-duration>PT02H41M48S</meta:editing-duration>
    <meta:editing-cycles>69</meta:editing-cycles>
    <meta:document-statistic meta:table-count="0" meta:image-count="0" meta:object-count="0" meta:page-count="1" meta:paragraph-count="27" meta:word-count="245" meta:character-count="1370"/>
  </office:meta>
</office:document-meta>
</file>